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dea" officeooo:paragraph-rsid="00041dea"/>
    </style:style>
    <style:style style:name="P2" style:family="paragraph" style:parent-style-name="Standard">
      <style:text-properties officeooo:rsid="00041dea" officeooo:paragraph-rsid="000df0b5"/>
    </style:style>
    <style:style style:name="P3" style:family="paragraph" style:parent-style-name="Standard">
      <style:text-properties fo:font-size="15pt" fo:font-weight="bold" officeooo:rsid="00041dea" officeooo:paragraph-rsid="00041dea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41dea" officeooo:paragraph-rsid="0006ed79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41dea" officeooo:paragraph-rsid="00132442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041dea"/>
    </style:style>
    <style:style style:name="P7" style:family="paragraph" style:parent-style-name="Standard">
      <style:text-properties officeooo:rsid="00047308" officeooo:paragraph-rsid="00047308"/>
    </style:style>
    <style:style style:name="P8" style:family="paragraph" style:parent-style-name="Standard">
      <style:text-properties officeooo:rsid="00055c5a" officeooo:paragraph-rsid="00055c5a"/>
    </style:style>
    <style:style style:name="P9" style:family="paragraph" style:parent-style-name="Standard">
      <style:text-properties officeooo:paragraph-rsid="00055c5a"/>
    </style:style>
    <style:style style:name="P10" style:family="paragraph" style:parent-style-name="Standard">
      <style:text-properties officeooo:paragraph-rsid="0005c899"/>
    </style:style>
    <style:style style:name="P11" style:family="paragraph" style:parent-style-name="Standard">
      <style:text-properties officeooo:rsid="0005c899" officeooo:paragraph-rsid="0005c899"/>
    </style:style>
    <style:style style:name="P12" style:family="paragraph" style:parent-style-name="Standard">
      <style:text-properties fo:font-size="12pt" fo:font-weight="normal" officeooo:rsid="00074573" officeooo:paragraph-rsid="00074573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74573" officeooo:paragraph-rsid="0013244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74573" officeooo:paragraph-rsid="0013e512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74573" officeooo:paragraph-rsid="00153ec9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74573" officeooo:paragraph-rsid="0019d1d3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087024" officeooo:paragraph-rsid="00087024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53ec9" officeooo:paragraph-rsid="00153ec9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6c441" officeooo:paragraph-rsid="0016c441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7d35b" officeooo:paragraph-rsid="0017d35b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7d35b" officeooo:paragraph-rsid="0019d1d3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9d1d3" officeooo:paragraph-rsid="0019d1d3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37a04" officeooo:paragraph-rsid="0013e512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3e512" officeooo:paragraph-rsid="0013e512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9f441" officeooo:paragraph-rsid="0019f441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9f441" officeooo:paragraph-rsid="001b6179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b6179" officeooo:paragraph-rsid="001b6179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b6179" officeooo:paragraph-rsid="001c900c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d8481" officeooo:paragraph-rsid="001d8481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d8481" officeooo:paragraph-rsid="001ecf7e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ecf7e" officeooo:paragraph-rsid="001ecf7e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10214" officeooo:paragraph-rsid="0021021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210214" officeooo:paragraph-rsid="00211b54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10214" officeooo:paragraph-rsid="00215bd7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11b54" officeooo:paragraph-rsid="00211b54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15bd7" officeooo:paragraph-rsid="00215bd7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1ed87" officeooo:paragraph-rsid="0021ed87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3a554" officeooo:paragraph-rsid="0023a554" style:font-size-asian="12pt" style:font-weight-asian="normal" style:font-size-complex="12pt" style:font-weight-complex="normal"/>
    </style:style>
    <style:style style:name="P39" style:family="paragraph" style:parent-style-name="Standard">
      <style:text-properties officeooo:paragraph-rsid="00074573"/>
    </style:style>
    <style:style style:name="P40" style:family="paragraph" style:parent-style-name="Standard">
      <style:text-properties officeooo:paragraph-rsid="00087024"/>
    </style:style>
    <style:style style:name="P41" style:family="paragraph" style:parent-style-name="Standard">
      <style:text-properties officeooo:rsid="00087024" officeooo:paragraph-rsid="00087024"/>
    </style:style>
    <style:style style:name="P42" style:family="paragraph" style:parent-style-name="Standard">
      <style:text-properties officeooo:rsid="0009ecdc" officeooo:paragraph-rsid="0009ecdc"/>
    </style:style>
    <style:style style:name="P43" style:family="paragraph" style:parent-style-name="Standard">
      <style:text-properties officeooo:rsid="000b678a" officeooo:paragraph-rsid="0009ecdc"/>
    </style:style>
    <style:style style:name="P44" style:family="paragraph" style:parent-style-name="Standard">
      <style:text-properties officeooo:rsid="000b678a" officeooo:paragraph-rsid="000b678a"/>
    </style:style>
    <style:style style:name="P45" style:family="paragraph" style:parent-style-name="Standard">
      <style:text-properties officeooo:rsid="000b678a" officeooo:paragraph-rsid="000c3479"/>
    </style:style>
    <style:style style:name="P46" style:family="paragraph" style:parent-style-name="Standard">
      <style:text-properties style:text-underline-style="solid" style:text-underline-type="double" style:text-underline-width="auto" style:text-underline-color="font-color" officeooo:rsid="000b678a" officeooo:paragraph-rsid="000b678a"/>
    </style:style>
    <style:style style:name="P47" style:family="paragraph" style:parent-style-name="Standard">
      <style:text-properties officeooo:rsid="000c3479" officeooo:paragraph-rsid="000c3479"/>
    </style:style>
    <style:style style:name="P48" style:family="paragraph" style:parent-style-name="Standard">
      <style:text-properties officeooo:rsid="000c3479" officeooo:paragraph-rsid="000ccfb5"/>
    </style:style>
    <style:style style:name="P49" style:family="paragraph" style:parent-style-name="Standard">
      <style:text-properties officeooo:rsid="000c3479" officeooo:paragraph-rsid="000b678a"/>
    </style:style>
    <style:style style:name="P50" style:family="paragraph" style:parent-style-name="Standard">
      <style:text-properties officeooo:rsid="000ccfb5" officeooo:paragraph-rsid="000ccfb5"/>
    </style:style>
    <style:style style:name="P51" style:family="paragraph" style:parent-style-name="Standard">
      <style:text-properties officeooo:rsid="000ccfb5" officeooo:paragraph-rsid="000ce7d9"/>
    </style:style>
    <style:style style:name="P52" style:family="paragraph" style:parent-style-name="Standard">
      <style:text-properties officeooo:paragraph-rsid="000ccfb5"/>
    </style:style>
    <style:style style:name="P53" style:family="paragraph" style:parent-style-name="Standard">
      <style:text-properties officeooo:paragraph-rsid="000ce7d9"/>
    </style:style>
    <style:style style:name="P54" style:family="paragraph" style:parent-style-name="Standard">
      <style:text-properties officeooo:rsid="000ce7d9" officeooo:paragraph-rsid="000ce7d9"/>
    </style:style>
    <style:style style:name="P55" style:family="paragraph" style:parent-style-name="Standard">
      <style:text-properties officeooo:paragraph-rsid="000df0b5"/>
    </style:style>
    <style:style style:name="P56" style:family="paragraph" style:parent-style-name="Standard">
      <style:text-properties officeooo:rsid="000df0b5" officeooo:paragraph-rsid="000df0b5"/>
    </style:style>
    <style:style style:name="P57" style:family="paragraph" style:parent-style-name="Standard">
      <style:text-properties officeooo:rsid="000e0992" officeooo:paragraph-rsid="000e0992"/>
    </style:style>
    <style:style style:name="P58" style:family="paragraph" style:parent-style-name="Standard">
      <style:text-properties fo:font-style="italic" officeooo:rsid="000df0b5" officeooo:paragraph-rsid="000df0b5" style:font-style-asian="italic" style:font-style-complex="italic"/>
    </style:style>
    <style:style style:name="P59" style:family="paragraph" style:parent-style-name="Standard">
      <style:text-properties officeooo:rsid="000ee290" officeooo:paragraph-rsid="000ee290"/>
    </style:style>
    <style:style style:name="P60" style:family="paragraph" style:parent-style-name="Standard">
      <style:text-properties officeooo:rsid="000ee290" officeooo:paragraph-rsid="000f324d"/>
    </style:style>
    <style:style style:name="P61" style:family="paragraph" style:parent-style-name="Standard">
      <style:text-properties officeooo:paragraph-rsid="000f324d"/>
    </style:style>
    <style:style style:name="P62" style:family="paragraph" style:parent-style-name="Standard">
      <style:text-properties officeooo:rsid="000ee290" officeooo:paragraph-rsid="000f324d" fo:background-color="#cccccc"/>
    </style:style>
    <style:style style:name="P63" style:family="paragraph" style:parent-style-name="Standard">
      <style:text-properties officeooo:rsid="000ee290" officeooo:paragraph-rsid="000ee290" fo:background-color="#cccccc"/>
    </style:style>
    <style:style style:name="P64" style:family="paragraph" style:parent-style-name="Standard">
      <style:text-properties officeooo:paragraph-rsid="000ee290" fo:background-color="#cccccc"/>
    </style:style>
    <style:style style:name="P65" style:family="paragraph" style:parent-style-name="Standard">
      <style:text-properties officeooo:paragraph-rsid="000f324d" fo:background-color="#cccccc"/>
    </style:style>
    <style:style style:name="P66" style:family="paragraph" style:parent-style-name="Standard">
      <style:text-properties officeooo:rsid="000fa6bd" officeooo:paragraph-rsid="000fa6bd"/>
    </style:style>
    <style:style style:name="P67" style:family="paragraph" style:parent-style-name="Standard">
      <style:text-properties officeooo:paragraph-rsid="0010f748"/>
    </style:style>
    <style:style style:name="P68" style:family="paragraph" style:parent-style-name="Standard">
      <style:text-properties officeooo:rsid="0010f748" officeooo:paragraph-rsid="0010f748"/>
    </style:style>
    <style:style style:name="P69" style:family="paragraph" style:parent-style-name="Standard">
      <style:text-properties officeooo:rsid="000f324d" officeooo:paragraph-rsid="000f324d"/>
    </style:style>
    <style:style style:name="P70" style:family="paragraph" style:parent-style-name="Standard">
      <style:text-properties officeooo:paragraph-rsid="00132442"/>
    </style:style>
    <style:style style:name="P71" style:family="paragraph" style:parent-style-name="Standard">
      <style:text-properties officeooo:paragraph-rsid="00137a04"/>
    </style:style>
    <style:style style:name="P72" style:family="paragraph" style:parent-style-name="Standard">
      <style:text-properties officeooo:paragraph-rsid="0013e512"/>
    </style:style>
    <style:style style:name="P73" style:family="paragraph" style:parent-style-name="Standard">
      <style:text-properties officeooo:rsid="0013e512" officeooo:paragraph-rsid="0013e512"/>
    </style:style>
    <style:style style:name="P74" style:family="paragraph" style:parent-style-name="Standard">
      <style:text-properties officeooo:paragraph-rsid="0016c441"/>
    </style:style>
    <style:style style:name="P75" style:family="paragraph" style:parent-style-name="Standard">
      <style:text-properties officeooo:paragraph-rsid="0017d35b"/>
    </style:style>
    <style:style style:name="P76" style:family="paragraph" style:parent-style-name="Standard">
      <style:text-properties officeooo:paragraph-rsid="0019d1d3"/>
    </style:style>
    <style:style style:name="P77" style:family="paragraph" style:parent-style-name="Standard">
      <style:text-properties officeooo:paragraph-rsid="0019f441"/>
    </style:style>
    <style:style style:name="P78" style:family="paragraph" style:parent-style-name="Standard">
      <style:text-properties officeooo:paragraph-rsid="001b6179"/>
    </style:style>
    <style:style style:name="P79" style:family="paragraph" style:parent-style-name="Standard">
      <style:text-properties officeooo:paragraph-rsid="001f8a78"/>
    </style:style>
    <style:style style:name="P80" style:family="paragraph" style:parent-style-name="Standard">
      <style:text-properties officeooo:paragraph-rsid="00215bd7"/>
    </style:style>
    <style:style style:name="P81" style:family="paragraph" style:parent-style-name="Standard">
      <style:text-properties officeooo:rsid="0021ed87" officeooo:paragraph-rsid="0021ed87"/>
    </style:style>
    <style:style style:name="P82" style:family="paragraph" style:parent-style-name="Standard">
      <style:text-properties officeooo:rsid="0021ed87" officeooo:paragraph-rsid="0023a554"/>
    </style:style>
    <style:style style:name="P83" style:family="paragraph" style:parent-style-name="Standard">
      <style:text-properties officeooo:rsid="0021ed87" officeooo:paragraph-rsid="0025f9bc"/>
    </style:style>
    <style:style style:name="P84" style:family="paragraph" style:parent-style-name="Standard">
      <style:text-properties officeooo:rsid="0023a554" officeooo:paragraph-rsid="0023a554"/>
    </style:style>
    <style:style style:name="P85" style:family="paragraph" style:parent-style-name="Standard">
      <style:text-properties officeooo:rsid="0023a554" officeooo:paragraph-rsid="0025f9bc"/>
    </style:style>
    <style:style style:name="P86" style:family="paragraph" style:parent-style-name="Standard">
      <style:text-properties fo:font-size="11pt" fo:font-style="italic" fo:font-weight="bold" officeooo:rsid="0023a554" officeooo:paragraph-rsid="0025f9bc" style:font-size-asian="11pt" style:font-style-asian="italic" style:font-weight-asian="bold" style:font-size-complex="11pt" style:font-style-complex="italic" style:font-weight-complex="bold"/>
    </style:style>
    <style:style style:name="P87" style:family="paragraph" style:parent-style-name="Standard">
      <style:text-properties fo:font-size="11pt" fo:font-style="italic" fo:font-weight="bold" officeooo:rsid="0025f9bc" officeooo:paragraph-rsid="0025f9bc" style:font-size-asian="11pt" style:font-style-asian="italic" style:font-weight-asian="bold" style:font-size-complex="11pt" style:font-style-complex="italic" style:font-weight-complex="bold"/>
    </style:style>
    <style:style style:name="P88" style:family="paragraph" style:parent-style-name="Standard">
      <style:text-properties officeooo:rsid="000fa6bd" officeooo:paragraph-rsid="000fa6bd"/>
    </style:style>
    <style:style style:name="P89" style:family="paragraph" style:parent-style-name="Standard">
      <style:text-properties fo:font-size="12pt" fo:font-weight="normal" officeooo:rsid="00210214" officeooo:paragraph-rsid="00210214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210214" officeooo:paragraph-rsid="00211b54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21ed87" officeooo:paragraph-rsid="0021ed87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21ed87" officeooo:paragraph-rsid="0023a554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size="12pt" fo:font-weight="normal" officeooo:rsid="0021ed87" officeooo:paragraph-rsid="0025f9bc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023a554" officeooo:paragraph-rsid="0023a554" style:font-size-asian="12pt" style:font-weight-asian="normal" style:font-size-complex="12pt" style:font-weight-complex="normal"/>
    </style:style>
    <style:style style:name="P95" style:family="paragraph" style:parent-style-name="Standard">
      <style:text-properties fo:font-size="12pt" fo:font-weight="normal" officeooo:rsid="0025f9bc" officeooo:paragraph-rsid="0005c899" style:font-size-asian="12pt" style:font-weight-asian="normal" style:font-size-complex="12pt" style:font-weight-complex="normal"/>
    </style:style>
    <style:style style:name="T1" style:family="text">
      <style:text-properties officeooo:rsid="00041dea"/>
    </style:style>
    <style:style style:name="T2" style:family="text">
      <style:text-properties officeooo:rsid="00055c5a"/>
    </style:style>
    <style:style style:name="T3" style:family="text">
      <style:text-properties officeooo:rsid="0005c899"/>
    </style:style>
    <style:style style:name="T4" style:family="text">
      <style:text-properties fo:font-size="15pt" fo:font-weight="bold" officeooo:rsid="00041dea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6ed79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0df0b5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32442" style:font-size-asian="15pt" style:font-weight-asian="bold" style:font-size-complex="15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74573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87024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32442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37a04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3e512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53ec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6c441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7d35b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19f441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b6179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c900c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d8481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ecf7e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1ed87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3a554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5f9bc" style:font-size-asian="12pt" style:font-weight-asian="normal" style:font-size-complex="12pt" style:font-weight-complex="normal"/>
    </style:style>
    <style:style style:name="T25" style:family="text">
      <style:text-properties officeooo:rsid="00087024"/>
    </style:style>
    <style:style style:name="T26" style:family="text">
      <style:text-properties officeooo:rsid="000b678a"/>
    </style:style>
    <style:style style:name="T27" style:family="text">
      <style:text-properties officeooo:rsid="000ccfb5"/>
    </style:style>
    <style:style style:name="T28" style:family="text">
      <style:text-properties officeooo:rsid="000ce7d9"/>
    </style:style>
    <style:style style:name="T29" style:family="text">
      <style:text-properties officeooo:rsid="000df0b5"/>
    </style:style>
    <style:style style:name="T30" style:family="text">
      <style:text-properties officeooo:rsid="000ee290"/>
    </style:style>
    <style:style style:name="T31" style:family="text">
      <style:text-properties officeooo:rsid="000f324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0f324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0fa6bd"/>
    </style:style>
    <style:style style:name="T36" style:family="text">
      <style:text-properties officeooo:rsid="0010f748"/>
    </style:style>
    <style:style style:name="T37" style:family="text">
      <style:text-properties officeooo:rsid="00132442"/>
    </style:style>
    <style:style style:name="T38" style:family="text">
      <style:text-properties officeooo:rsid="0013e512"/>
    </style:style>
    <style:style style:name="T39" style:family="text">
      <style:text-properties officeooo:rsid="00153ec9"/>
    </style:style>
    <style:style style:name="T40" style:family="text">
      <style:text-properties officeooo:rsid="0016c441"/>
    </style:style>
    <style:style style:name="T41" style:family="text">
      <style:text-properties officeooo:rsid="00074573"/>
    </style:style>
    <style:style style:name="T42" style:family="text">
      <style:text-properties officeooo:rsid="0017d35b"/>
    </style:style>
    <style:style style:name="T43" style:family="text">
      <style:text-properties officeooo:rsid="0019d1d3"/>
    </style:style>
    <style:style style:name="T44" style:family="text">
      <style:text-properties officeooo:rsid="001b6179"/>
    </style:style>
    <style:style style:name="T45" style:family="text">
      <style:text-properties officeooo:rsid="001c900c"/>
    </style:style>
    <style:style style:name="T46" style:family="text">
      <style:text-properties officeooo:rsid="001d8481"/>
    </style:style>
    <style:style style:name="T47" style:family="text">
      <style:text-properties officeooo:rsid="00210214"/>
    </style:style>
    <style:style style:name="T48" style:family="text">
      <style:text-properties officeooo:rsid="00215bd7"/>
    </style:style>
    <style:style style:name="T49" style:family="text">
      <style:text-properties officeooo:rsid="0021ed87"/>
    </style:style>
    <style:style style:name="T50" style:family="text">
      <style:text-properties officeooo:rsid="0025f9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sson 1: problems set:</text:p>
      <text:p text:style-name="P1"/>
      <text:p text:style-name="P1">Q.3:</text:p>
      <text:p text:style-name="P1"/>
      <text:p text:style-name="P6"><text:span text:style-name="T1">int </text:span>bankBalance <text:span text:style-name="T1">= 500;</text:span></text:p>
      <text:p text:style-name="P6">bankBalance <text:span text:style-name="T1">= <text:s/>bankBalance + 250;</text:span></text:p>
      <text:p text:style-name="P6">bankBalance <text:span text:style-name="T1">= <text:s/>bankBalance - 100;</text:span></text:p>
      <text:p text:style-name="P1">System.out.println(bankBalance);</text:p>
      <text:p text:style-name="P1"/>
      <text:p text:style-name="P1">Q.4:</text:p>
      <text:p text:style-name="P1"/>
      <text:p text:style-name="P1">System.out.println(2.0 * (5 / 2));</text:p>
      <text:p text:style-name="P1">=</text:p>
      <text:p text:style-name="P1">System.out.println( double * (int / int))</text:p>
      <text:p text:style-name="P1">= 2.0 * 2 = 4.0</text:p>
      <text:p text:style-name="P1"/>
      <text:p text:style-name="P7">Q.5:</text:p>
      <text:p text:style-name="P7"/>
      <text:p text:style-name="P7">int day = 19;</text:p>
      <text:p text:style-name="P7">String month = “June”;</text:p>
      <text:p text:style-name="P7">System.out.println(month <text:s/>+ “ “ + day);</text:p>
      <text:p text:style-name="P7"/>
      <text:p text:style-name="P7">Q.6:</text:p>
      <text:p text:style-name="P7"/>
      <text:p text:style-name="P7">String firstName = “Maksym”;</text:p>
      <text:p text:style-name="P7">String lastName = “Severyn”;</text:p>
      <text:p text:style-name="P8">String fullName = firstName + “ “ + lastName;</text:p>
      <text:p text:style-name="P8"/>
      <text:p text:style-name="P8">System.out.println(“Hello, my name is “ + fullName + “.”)</text:p>
      <text:p text:style-name="P9"/>
      <text:p text:style-name="P8">Int letterInName = <text:s/>firstName.length() + lastName.length();</text:p>
      <text:p text:style-name="P9"/>
      <text:p text:style-name="P9"><text:span text:style-name="T2">System.out.println(“</text:span>There are “<text:span text:style-name="T2">+letterInName+</text:span>” letters in my name.<text:span text:style-name="T2">”);</text:span></text:p>
      <text:p text:style-name="P9"/>
      <text:p text:style-name="P8">Q.7:</text:p>
      <text:p text:style-name="P8"/>
      <text:p text:style-name="P9"><text:span text:style-name="T2">double </text:span>fahrenheit <text:span text:style-name="T2">= </text:span><text:span text:style-name="T3">50</text:span><text:span text:style-name="T2">.</text:span><text:span text:style-name="T3">0</text:span><text:span text:style-name="T2">;</text:span></text:p>
      <text:p text:style-name="P10"><text:span text:style-name="T3">double </text:span>celsius <text:span text:style-name="T3">= ( fahrenheit – 32 ) * 5 / 9 ;</text:span></text:p>
      <text:p text:style-name="P11">System.out.println(celsius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5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4T18:44:24.218756030</meta:creation-date>
    <dc:date>2021-07-28T13:07:30.859266846</dc:date>
    <meta:editing-duration>PT4H13M50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12" meta:character-count="713" meta:non-whitespace-character-count="622"/>
  </office:meta>
</office:document-meta>
</file>